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iling Olex2 in <text:span text:style-name="T1">~/test-build</text:span></text:p>
      <text:p text:style-name="Standard"/>
      <text:p text:style-name="Standard">1. Create the folder test-build in your home directory and make it current.</text:p>
      <text:p text:style-name="Standard">2. Download Olex2 source from the SVN repository:</text:p>
      <text:p text:style-name="Standard">svn co <text:a xlink:type="simple" xlink:href="http://dimas.dur.ac.uk/repos/olex_src/v1.1u/"><text:span text:style-name="Teletype">https://olex2.svn.sourceforge.net/svnroot/olex2</text:span></text:a><text:a xlink:type="simple" xlink:href="http://dimas.dur.ac.uk/repos/olex_src/v1.1u/"> </text:a></text:p>
      <text:p text:style-name="Standard">3. Download wxMac from <text:a xlink:type="simple" xlink:href="http://www.wxwidgets.org/">www.wxwidgets.org</text:a> and extract it to a folder. Go to the wxMac folder and run:</text:p>
      <text:p text:style-name="Standard"/>
      <text:p text:style-name="Standard">./configure --enable-unicode --with-opengl –disable-shared <text:span text:style-name="T1">--prefix ~/test-build</text:span></text:p>
      <text:p text:style-name="P2"/>
      <text:p text:style-name="P1">make</text:p>
      <text:p text:style-name="P1">make install</text:p>
      <text:p text:style-name="P1"/>
      <text:p text:style-name="Standard"><text:span text:style-name="T2">change the folder to </text:span><text:span text:style-name="T1">~/test-build</text:span><text:span text:style-name="T2">/olex2/trunk/build/mac</text:span></text:p>
      <text:list xml:id="list36188500" text:style-name="L1">
        <text:list-header>
          <text:p text:style-name="P4"/>
        </text:list-header>
      </text:list>
      <text:p text:style-name="Standard">edit the paths file and change the bin_dir to ~/test-build</text:p>
      <text:p text:style-name="Standard"/>
      <text:p text:style-name="Standard">chmod +x compile link</text:p>
      <text:p text:style-name="Standard"/>
      <text:p text:style-name="Standard">./compile</text:p>
      <text:p text:style-name="Standard"/>
      <text:p text:style-name="Standard">./link</text:p>
      <text:p text:style-name="Standard"/>
      <text:p text:style-name="Standard">This command will produce the executable files olex2 and unirun in the ~/test-build/exe folder. Get the olex2 distribution from here:</text:p>
      <text:p text:style-name="Standard"><text:a xlink:type="simple" xlink:href="http://www.olex2.org/olex-distro-mac/">http://www.olex2.org/olex-distro-mac/</text:a></text:p>
      <text:p text:style-name="Standard">And replace the executables in the olex2.app/Content/MacOS folder wth the newly compiled ones.</text:p>
      <text:p text:style-name="Standard">Also get the start script. Note if you are compiling a version of Olex2 for PPC Mac, then disable the automatic updates by editing the olex2.app/Content/MacOS/usettings.dat file (replace Always with Never). If you do not do so, the next time we make a release, your executable will be overwritten. Also there is a chance of the GUI and the executable going out of sync.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leg Dolomanov</meta:initial-creator>
    <meta:creation-date>2009-01-23T14:07:52.65</meta:creation-date>
    <dc:date>2009-01-23T16:10:27.65</dc:date>
    <dc:creator>Oleg Dolomanov</dc:creator>
    <meta:editing-duration>PT01H30M16S</meta:editing-duration>
    <meta:editing-cycles>6</meta:editing-cycles>
    <meta:generator>OpenOffice.org/3.0$Win32 OpenOffice.org_project/300m9$Build-9358</meta:generator>
    <meta:document-statistic meta:table-count="0" meta:image-count="0" meta:object-count="0" meta:page-count="1" meta:paragraph-count="17" meta:word-count="178" meta:character-count="1188"/>
    <meta:user-defined meta:name="Info 1"/>
    <meta:user-defined meta:name="Info 2"/>
    <meta:user-defined meta:name="Info 3"/>
    <meta:user-defined meta:name="Info 4"/>
  </office:meta>
</office:document-meta>
</file>